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rn" table:style-name="ta1">
        <table:shapes>
          <draw:frame draw:z-index="0" draw:style-name="gr1" draw:text-style-name="P1" svg:width="24.267cm" svg:height="16.15cm" svg:x="21.587cm" svg:y="0cm">
            <draw:object draw:notify-on-update-of-ranges="BCD.N18:BCD.N26 Stern.F1:Stern.F1 Stern.F2:Stern.F10 Stern.C10:Stern.C10 Stern.G2:Stern.G10 BCD.D18:BCD.D18 BCD.N18:BCD.N26 BCD.I18:BCD.I26 Stern.C21:Stern.C21 Stern.G15:Stern.G21 Stern.F15:Stern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2" table:default-cell-style-name="ce1"/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Stern nom. pr.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A2]" office:value-type="float" office:value="1024" calcext:value-type="float">
            <text:p>1024</text:p>
          </table:table-cell>
          <table:table-cell table:style-name="ce7" table:formula="of:=[.C2]-[.A2]*[.B2]"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7" table:formula="of:=((COMBIN([.D2]/2;[.F2]))^2)*COMBIN([.C2]-[.D2]-[.E2];[.B2]-2*[.F2])/COMBIN([.C2];[.B2])" office:value-type="float" office:value="0.000113886124606733" calcext:value-type="float">
            <text:p>0,00011388612460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A3]" office:value-type="float" office:value="1024" calcext:value-type="float">
            <text:p>1024</text:p>
          </table:table-cell>
          <table:table-cell table:style-name="ce7" table:formula="of:=[.C3]-[.A3]*[.B3]" office:value-type="float" office:value="524" calcext:value-type="float">
            <text:p>52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7" table:formula="of:=((COMBIN([.D3]/2;[.F3]))^2)*COMBIN([.C3]-[.D3]-[.E3];[.B3]-2*[.F3])/COMBIN([.C3];[.B3])" office:value-type="float" office:value="0.000335200041142542" calcext:value-type="float">
            <text:p>0,00033520004114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A4]" office:value-type="float" office:value="1024" calcext:value-type="float">
            <text:p>1024</text:p>
          </table:table-cell>
          <table:table-cell table:style-name="ce7" table:formula="of:=[.C4]-[.A4]*[.B4]" office:value-type="float" office:value="524" calcext:value-type="float">
            <text:p>5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7" table:formula="of:=((COMBIN([.D4]/2;[.F4]))^2)*COMBIN([.C4]-[.D4]-[.E4];[.B4]-2*[.F4])/COMBIN([.C4];[.B4])" office:value-type="float" office:value="0.000729393257674996" calcext:value-type="float">
            <text:p>0,00072939325767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A5]" office:value-type="float" office:value="1024" calcext:value-type="float">
            <text:p>1024</text:p>
          </table:table-cell>
          <table:table-cell table:style-name="ce7" table:formula="of:=[.C5]-[.A5]*[.B5]" office:value-type="float" office:value="524" calcext:value-type="float">
            <text:p>52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style-name="ce7" table:formula="of:=((COMBIN([.D5]/2;[.F5]))^2)*COMBIN([.C5]-[.D5]-[.E5];[.B5]-2*[.F5])/COMBIN([.C5];[.B5])" office:value-type="float" office:value="0.00118830363947039" calcext:value-type="float">
            <text:p>0,0011883036394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A6]" office:value-type="float" office:value="1024" calcext:value-type="float">
            <text:p>1024</text:p>
          </table:table-cell>
          <table:table-cell table:style-name="ce7" table:formula="of:=[.C6]-[.A6]*[.B6]" office:value-type="float" office:value="524" calcext:value-type="float">
            <text:p>52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style-name="ce7" table:formula="of:=((COMBIN([.D6]/2;[.F6]))^2)*COMBIN([.C6]-[.D6]-[.E6];[.B6]-2*[.F6])/COMBIN([.C6];[.B6])" office:value-type="float" office:value="0.00146109252949441" calcext:value-type="float">
            <text:p>0,00146109252949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A7]" office:value-type="float" office:value="1024" calcext:value-type="float">
            <text:p>1024</text:p>
          </table:table-cell>
          <table:table-cell table:style-name="ce7" table:formula="of:=[.C7]-[.A7]*[.B7]" office:value-type="float" office:value="524" calcext:value-type="float">
            <text:p>524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style-name="ce7" table:formula="of:=((COMBIN([.D7]/2;[.F7]))^2)*COMBIN([.C7]-[.D7]-[.E7];[.B7]-2*[.F7])/COMBIN([.C7];[.B7])" office:value-type="float" office:value="0.0013612456675264" calcext:value-type="float">
            <text:p>0,00136124566752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A8]" office:value-type="float" office:value="1024" calcext:value-type="float">
            <text:p>1024</text:p>
          </table:table-cell>
          <table:table-cell table:style-name="ce7" table:formula="of:=[.C8]-[.A8]*[.B8]" office:value-type="float" office:value="524" calcext:value-type="float">
            <text:p>52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style-name="ce7" table:formula="of:=((COMBIN([.D8]/2;[.F8]))^2)*COMBIN([.C8]-[.D8]-[.E8];[.B8]-2*[.F8])/COMBIN([.C8];[.B8])" office:value-type="float" office:value="0.000961133473218505" calcext:value-type="float">
            <text:p>0,00096113347321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A9]" office:value-type="float" office:value="1024" calcext:value-type="float">
            <text:p>1024</text:p>
          </table:table-cell>
          <table:table-cell table:style-name="ce7" table:formula="of:=[.C9]-[.A9]*[.B9]" office:value-type="float" office:value="524" calcext:value-type="float">
            <text:p>52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style-name="ce7" table:formula="of:=((COMBIN([.D9]/2;[.F9]))^2)*COMBIN([.C9]-[.D9]-[.E9];[.B9]-2*[.F9])/COMBIN([.C9];[.B9])" office:value-type="float" office:value="0.000512435997038918" calcext:value-type="float">
            <text:p>0,00051243599703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A10]" office:value-type="float" office:value="1024" calcext:value-type="float">
            <text:p>1024</text:p>
          </table:table-cell>
          <table:table-cell table:style-name="ce7" table:formula="of:=[.C10]-[.A10]*[.B10]" office:value-type="float" office:value="524" calcext:value-type="float">
            <text:p>524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style-name="ce7" table:formula="of:=((COMBIN([.D10]/2;[.F10]))^2)*COMBIN([.C10]-[.D10]-[.E10];[.B10]-2*[.F10])/COMBIN([.C10];[.B10])" office:value-type="float" office:value="0.000204701965338204" calcext:value-type="float">
            <text:p>0,000204701965338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" table:formula="of:=2^[.A11]" office:value-type="float" office:value="64" calcext:value-type="float">
            <text:p>64</text:p>
          </table:table-cell>
          <table:table-cell table:style-name="ce7" table:formula="of:=[.C11]-[.A11]*[.B11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formula="of:=((COMBIN([.D11]/2;[.F11]))^2)*COMBIN([.C11]-[.D11]-[.E11];[.B11]-2*[.F11])/COMBIN([.C11];[.B11])" office:value-type="float" office:value="0.12417371760973" calcext:value-type="float">
            <text:p>0,1241737176097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7" table:formula="of:=2^[.A12]" office:value-type="float" office:value="64" calcext:value-type="float">
            <text:p>64</text:p>
          </table:table-cell>
          <table:table-cell table:style-name="ce7" table:formula="of:=[.C12]-[.A12]*[.B12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formula="of:=((COMBIN([.D12]/2;[.F12]))^2)*COMBIN([.C12]-[.D12]-[.E12];[.B12]-2*[.F12])/COMBIN([.C12];[.B12])" office:value-type="float" office:value="0.121443101490554" calcext:value-type="float">
            <text:p>0,12144310149055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7" table:formula="of:=2^[.A13]" office:value-type="float" office:value="128" calcext:value-type="float">
            <text:p>128</text:p>
          </table:table-cell>
          <table:table-cell table:style-name="ce7" table:formula="of:=[.C13]-[.A13]*[.B13]"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table:formula="of:=((COMBIN([.D13]/2;[.F13]))^2)*COMBIN([.C13]-[.D13]-[.E13];[.B13]-2*[.F13])/COMBIN([.C13];[.B13])" office:value-type="float" office:value="0.0767774340644428" calcext:value-type="float">
            <text:p>0,07677743406444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7" table:formula="of:=2^[.A14]" office:value-type="float" office:value="256" calcext:value-type="float">
            <text:p>256</text:p>
          </table:table-cell>
          <table:table-cell table:style-name="ce7" table:formula="of:=[.C14]-[.A14]*[.B14]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 table:formula="of:=((COMBIN([.D14]/2;[.F14]))^2)*COMBIN([.C14]-[.D14]-[.E14];[.B14]-2*[.F14])/COMBIN([.C14];[.B14])" office:value-type="float" office:value="0.0599170255925652" calcext:value-type="float">
            <text:p>0,059917025592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vcxdsssssssssxddcxd</text:p>
          </table:table-cell>
          <table:table-cell office:value-type="float" office:value="25" calcext:value-type="float">
            <text:p>25</text:p>
          </table:table-cell>
          <table:table-cell table:style-name="ce7" table:formula="of:=2^[.A15]" office:value-type="string" office:string-value="" calcext:value-type="error">
            <text:p>#VALUE!</text:p>
          </table:table-cell>
          <table:table-cell table:style-name="ce7" table:formula="of:=[.C15]-[.A15]*[.B15]" office:value-type="string" office:string-value="" calcext:value-type="error">
            <text:p>#VALUE!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 table:formula="of:=((COMBIN([.D15]/2;[.F15]))^2)*COMBIN([.C15]-[.D15]-[.E15];[.B15]-2*[.F15])/COMBIN([.C15];[.B15]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7" table:formula="of:=2^[.A16]" office:value-type="float" office:value="512" calcext:value-type="float">
            <text:p>512</text:p>
          </table:table-cell>
          <table:table-cell table:style-name="ce7" table:formula="of:=[.C16]-[.A16]*[.B16]"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" table:formula="of:=((COMBIN([.D16]/2;[.F16]))^2)*COMBIN([.C16]-[.D16]-[.E16];[.B16]-2*[.F16])/COMBIN([.C16];[.B16])" office:value-type="float" office:value="0.00976482320513557" calcext:value-type="float">
            <text:p>0,00976482320513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7" table:formula="of:=2^[.A17]" office:value-type="float" office:value="512" calcext:value-type="float">
            <text:p>512</text:p>
          </table:table-cell>
          <table:table-cell table:style-name="ce7" table:formula="of:=[.C17]-[.A17]*[.B17]"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" table:formula="of:=((COMBIN([.D17]/2;[.F17]))^2)*COMBIN([.C17]-[.D17]-[.E17];[.B17]-2*[.F17])/COMBIN([.C17];[.B17])" office:value-type="float" office:value="0.0248632513240801" calcext:value-type="float">
            <text:p>0,0248632513240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7" table:formula="of:=2^[.A18]" office:value-type="float" office:value="512" calcext:value-type="float">
            <text:p>512</text:p>
          </table:table-cell>
          <table:table-cell table:style-name="ce7" table:formula="of:=[.C18]-[.A18]*[.B18]"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table:formula="of:=((COMBIN([.D18]/2;[.F18]))^2)*COMBIN([.C18]-[.D18]-[.E18];[.B18]-2*[.F18])/COMBIN([.C18];[.B18])" office:value-type="float" office:value="0.0326126623852669" calcext:value-type="float">
            <text:p>0,03261266238526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7" table:formula="of:=2^[.A19]" office:value-type="float" office:value="512" calcext:value-type="float">
            <text:p>512</text:p>
          </table:table-cell>
          <table:table-cell table:style-name="ce7" table:formula="of:=[.C19]-[.A19]*[.B19]"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((COMBIN([.D19]/2;[.F19]))^2)*COMBIN([.C19]-[.D19]-[.E19];[.B19]-2*[.F19])/COMBIN([.C19];[.B19])" office:value-type="float" office:value="0.0215906607711247" calcext:value-type="float">
            <text:p>0,02159066077112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7" table:formula="of:=2^[.A20]" office:value-type="float" office:value="512" calcext:value-type="float">
            <text:p>512</text:p>
          </table:table-cell>
          <table:table-cell table:style-name="ce7" table:formula="of:=[.C20]-[.A20]*[.B20]"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7" table:formula="of:=((COMBIN([.D20]/2;[.F20]))^2)*COMBIN([.C20]-[.D20]-[.E20];[.B20]-2*[.F20])/COMBIN([.C20];[.B20])" office:value-type="float" office:value="0.00679502928783717" calcext:value-type="float">
            <text:p>0,00679502928783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7" table:formula="of:=2^[.A21]" office:value-type="float" office:value="512" calcext:value-type="float">
            <text:p>512</text:p>
          </table:table-cell>
          <table:table-cell table:style-name="ce7" table:formula="of:=[.C21]-[.A21]*[.B21]"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7" table:formula="of:=((COMBIN([.D21]/2;[.F21]))^2)*COMBIN([.C21]-[.D21]-[.E21];[.B21]-2*[.F21])/COMBIN([.C21];[.B21])" office:value-type="float" office:value="0.000897380457076569" calcext:value-type="float">
            <text:p>0,000897380457077</text:p>
          </table:table-cell>
          <table:table-cell table:number-columns-repeated="1015"/>
        </table:table-row>
        <table:table-row table:style-name="ro1" table:number-rows-repeated="12"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1015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 table:number-columns-repeated="17"/>
          <table:table-cell office:value-type="string" calcext:value-type="string">
            <text:p>8u </text:p>
          </table:table-cell>
          <table:table-cell table:number-columns-repeated="1004"/>
        </table:table-row>
        <table:table-row table:style-name="ro1" table:number-rows-repeated="10485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CD" table:style-name="ta1">
        <table:table-column table:style-name="co2" table:number-columns-repeated="13" table:default-cell-style-name="ce1"/>
        <table:table-column table:style-name="co6" table:default-cell-style-name="ce1"/>
        <table:table-column table:style-name="co2" table:number-columns-repeated="1010" table:default-cell-style-name="ce1"/>
        <table:table-row table:style-name="ro2">
          <table:table-cell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k1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q1</text:p>
          </table:table-cell>
          <table:table-cell table:number-columns-repeated="2"/>
          <table:table-cell office:value-type="string" calcext:value-type="string">
            <text:p>pr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10" table:formula="of:=2^[.B2]" office:value-type="float" office:value="1024" calcext:value-type="float">
            <text:p>1024</text:p>
          </table:table-cell>
          <table:table-cell table:style-name="ce10" table:formula="of:=[.D2]-[.B2]*[.C2]" office:value-type="float" office:value="524" calcext:value-type="float">
            <text:p>52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.E2]/2" office:value-type="float" office:value="262" calcext:value-type="float">
            <text:p>262</text:p>
          </table:table-cell>
          <table:table-cell table:style-name="ce10" table:formula="of:=[.F2]/2" office:value-type="float" office:value="5" calcext:value-type="float">
            <text:p>5</text:p>
          </table:table-cell>
          <table:table-cell table:style-name="ce10" table:formula="of:=2*[.J2]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0" table:formula="of:=((COMBIN([.E2]/2;[.J2])*COMBIN([.H2];[.K2]))^2)*COMBIN([.D2]-[.E2]-[.F2];[.C2]-2*[.J2]-2*[.K2])/COMBIN([.D2];[.C2])" office:value-type="float" office:value="0.00023539513842553" calcext:value-type="float">
            <text:p>0,00023539513842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10" table:formula="of:=2^[.B3]" office:value-type="float" office:value="512" calcext:value-type="float">
            <text:p>512</text:p>
          </table:table-cell>
          <table:table-cell table:style-name="ce10" table:formula="of:=[.D3]-[.B3]*[.C3]" office:value-type="float" office:value="332" calcext:value-type="float">
            <text:p>33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[.E3]/2" office:value-type="float" office:value="166" calcext:value-type="float">
            <text:p>166</text:p>
          </table:table-cell>
          <table:table-cell table:style-name="ce10" table:formula="of:=[.F3]/2" office:value-type="float" office:value="10" calcext:value-type="float">
            <text:p>10</text:p>
          </table:table-cell>
          <table:table-cell table:style-name="ce10" table:formula="of:=2*[.J3]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((COMBIN([.E3]/2;[.J3])*COMBIN([.H3];[.K3]))^2)*COMBIN([.D3]-[.E3]-[.F3];[.C3]-2*[.J3]-2*[.K3])/COMBIN([.D3];[.C3])" office:value-type="float" office:value="0.000489327387802161" calcext:value-type="float">
            <text:p>0,00048932738780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2^[.B4]" office:value-type="float" office:value="64" calcext:value-type="float">
            <text:p>64</text:p>
          </table:table-cell>
          <table:table-cell table:style-name="ce9" table:formula="of:=[.D4]-[.B4]*[.C4]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E4]/2" office:value-type="float" office:value="17" calcext:value-type="float">
            <text:p>17</text:p>
          </table:table-cell>
          <table:table-cell table:style-name="ce9" table:formula="of:=[.F4]/2" office:value-type="float" office:value="1" calcext:value-type="float">
            <text:p>1</text:p>
          </table:table-cell>
          <table:table-cell table:style-name="ce10" table:formula="of:=2*[.J4]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((COMBIN([.E4]/2;[.J4])*COMBIN([.H4];[.K4]))^2)*COMBIN([.D4]-[.E4]-[.F4];[.C4]-2*[.J4]-2*[.K4])/COMBIN([.D4];[.C4])" office:value-type="float" office:value="0.12417371760973" calcext:value-type="float">
            <text:p>0,12417371760973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2^[.B5]" office:value-type="float" office:value="64" calcext:value-type="float">
            <text:p>64</text:p>
          </table:table-cell>
          <table:table-cell table:style-name="ce9" table:formula="of:=[.D5]-[.B5]*[.C5]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E5]/2" office:value-type="float" office:value="17" calcext:value-type="float">
            <text:p>17</text:p>
          </table:table-cell>
          <table:table-cell table:style-name="ce9" table:formula="of:=[.F5]/2" office:value-type="float" office:value="1" calcext:value-type="float">
            <text:p>1</text:p>
          </table:table-cell>
          <table:table-cell table:style-name="ce10" table:formula="of:=2*[.J5]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((COMBIN([.E5]/2;[.J5])*COMBIN([.H5];[.K5]))^2)*COMBIN([.D5]-[.E5]-[.F5];[.C5]-2*[.J5]-2*[.K5])/COMBIN([.D5];[.C5])" office:value-type="float" office:value="0.12417371760973" calcext:value-type="float">
            <text:p>0,12417371760973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2^[.B6]" office:value-type="float" office:value="64" calcext:value-type="float">
            <text:p>64</text:p>
          </table:table-cell>
          <table:table-cell table:style-name="ce9" table:formula="of:=[.D6]-[.B6]*[.C6]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E6]/2" office:value-type="float" office:value="17" calcext:value-type="float">
            <text:p>17</text:p>
          </table:table-cell>
          <table:table-cell table:style-name="ce9" table:formula="of:=[.F6]/2" office:value-type="float" office:value="1" calcext:value-type="float">
            <text:p>1</text:p>
          </table:table-cell>
          <table:table-cell table:style-name="ce10" table:formula="of:=2*[.J6]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((COMBIN([.E6]/2;[.J6])*COMBIN([.H6];[.K6]))^2)*COMBIN([.D6]-[.E6]-[.F6];[.C6]-2*[.J6]-2*[.K6])/COMBIN([.D6];[.C6])" office:value-type="float" office:value="0.12417371760973" calcext:value-type="float">
            <text:p>0,12417371760973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2^[.B7]" office:value-type="float" office:value="64" calcext:value-type="float">
            <text:p>64</text:p>
          </table:table-cell>
          <table:table-cell table:style-name="ce9" table:formula="of:=[.D7]-[.B7]*[.C7]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E7]/2" office:value-type="float" office:value="17" calcext:value-type="float">
            <text:p>17</text:p>
          </table:table-cell>
          <table:table-cell table:style-name="ce9" table:formula="of:=[.F7]/2" office:value-type="float" office:value="1" calcext:value-type="float">
            <text:p>1</text:p>
          </table:table-cell>
          <table:table-cell table:style-name="ce10" table:formula="of:=2*[.J7]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((COMBIN([.E7]/2;[.J7])*COMBIN([.H7];[.K7]))^2)*COMBIN([.D7]-[.E7]-[.F7];[.C7]-2*[.J7]-2*[.K7])/COMBIN([.D7];[.C7])" office:value-type="float" office:value="0.00106131382572419" calcext:value-type="float">
            <text:p>0,001061313825724</text:p>
          </table:table-cell>
          <table:table-cell table:number-columns-repeated="1010"/>
        </table:table-row>
        <table:table-row table:style-name="ro1">
          <table:table-cell/>
          <table:table-cell table:style-name="ce13" table:number-columns-repeated="7"/>
          <table:table-cell table:style-name="ce10" table:formula="of:=2*[.J8]" office:value-type="float" office:value="0" calcext:value-type="float">
            <text:p>0</text:p>
          </table:table-cell>
          <table:table-cell table:style-name="ce13" table:number-columns-repeated="4"/>
          <table:table-cell table:style-name="ce9" table:formula="of:=((COMBIN([.E8]/2;[.J8])*COMBIN([.H8];[.K8]))^2)*COMBIN([.D8]-[.E8]-[.F8];[.C8]-2*[.J8]-2*[.K8])/COMBIN([.D8];[.C8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3" table:number-columns-repeated="7"/>
          <table:table-cell table:style-name="ce10" table:formula="of:=2*[.J9]" office:value-type="float" office:value="0" calcext:value-type="float">
            <text:p>0</text:p>
          </table:table-cell>
          <table:table-cell table:style-name="ce13" table:number-columns-repeated="4"/>
          <table:table-cell table:style-name="ce9" table:formula="of:=((COMBIN([.E9]/2;[.J9])*COMBIN([.H9];[.K9]))^2)*COMBIN([.D9]-[.E9]-[.F9];[.C9]-2*[.J9]-2*[.K9])/COMBIN([.D9];[.C9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2^[.B10]" office:value-type="float" office:value="512" calcext:value-type="float">
            <text:p>512</text:p>
          </table:table-cell>
          <table:table-cell table:style-name="ce14" table:formula="of:=[.D10]-[.B10]*[.C10]" office:value-type="float" office:value="296" calcext:value-type="float">
            <text:p>296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formula="of:=[.E10]/2" office:value-type="float" office:value="148" calcext:value-type="float">
            <text:p>148</text:p>
          </table:table-cell>
          <table:table-cell table:style-name="ce14" table:formula="of:=[.F10]/2" office:value-type="float" office:value="10" calcext:value-type="float">
            <text:p>10</text:p>
          </table:table-cell>
          <table:table-cell table:style-name="ce10" table:formula="of:=2*[.J10]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number-columns-repeated="2"/>
          <table:table-cell table:style-name="ce9" table:formula="of:=((COMBIN([.E10]/2;[.J10])*COMBIN([.H10];[.K10]))^2)*COMBIN([.D10]-[.E10]-[.F10];[.C10]-2*[.J10]-2*[.K10])/COMBIN([.D10];[.C10])" office:value-type="float" office:value="0.00164674868091504" calcext:value-type="float">
            <text:p>0,001646748680915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2^[.B11]" office:value-type="float" office:value="512" calcext:value-type="float">
            <text:p>512</text:p>
          </table:table-cell>
          <table:table-cell table:style-name="ce14" table:formula="of:=[.D11]-[.B11]*[.C11]" office:value-type="float" office:value="296" calcext:value-type="float">
            <text:p>296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[.E11]/2" office:value-type="float" office:value="148" calcext:value-type="float">
            <text:p>148</text:p>
          </table:table-cell>
          <table:table-cell table:style-name="ce14" table:formula="of:=[.F11]/2" office:value-type="float" office:value="12" calcext:value-type="float">
            <text:p>12</text:p>
          </table:table-cell>
          <table:table-cell table:style-name="ce10" table:formula="of:=2*[.J11]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number-columns-repeated="2"/>
          <table:table-cell table:style-name="ce9" table:formula="of:=((COMBIN([.E11]/2;[.J11])*COMBIN([.H11];[.K11]))^2)*COMBIN([.D11]-[.E11]-[.F11];[.C11]-2*[.J11]-2*[.K11])/COMBIN([.D11];[.C11])" office:value-type="float" office:value="0.00209196760781181" calcext:value-type="float">
            <text:p>0,002091967607812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2^[.B12]" office:value-type="float" office:value="512" calcext:value-type="float">
            <text:p>512</text:p>
          </table:table-cell>
          <table:table-cell table:style-name="ce14" table:formula="of:=[.D12]-[.B12]*[.C12]" office:value-type="float" office:value="296" calcext:value-type="float">
            <text:p>296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[.E12]/2" office:value-type="float" office:value="148" calcext:value-type="float">
            <text:p>148</text:p>
          </table:table-cell>
          <table:table-cell table:style-name="ce14" table:formula="of:=[.F12]/2" office:value-type="float" office:value="14" calcext:value-type="float">
            <text:p>14</text:p>
          </table:table-cell>
          <table:table-cell table:style-name="ce10" table:formula="of:=2*[.J12]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number-columns-repeated="2"/>
          <table:table-cell table:style-name="ce9" table:formula="of:=((COMBIN([.E12]/2;[.J12])*COMBIN([.H12];[.K12]))^2)*COMBIN([.D12]-[.E12]-[.F12];[.C12]-2*[.J12]-2*[.K12])/COMBIN([.D12];[.C12])" office:value-type="float" office:value="0.00250525604740733" calcext:value-type="float">
            <text:p>0,002505256047407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2^[.B13]" office:value-type="float" office:value="512" calcext:value-type="float">
            <text:p>512</text:p>
          </table:table-cell>
          <table:table-cell table:style-name="ce14" table:formula="of:=[.D13]-[.B13]*[.C13]" office:value-type="float" office:value="296" calcext:value-type="float">
            <text:p>296</text:p>
          </table:table-cell>
          <table:table-cell table:style-name="ce14" office:value-type="float" office:value="32" calcext:value-type="float">
            <text:p>32</text:p>
          </table:table-cell>
          <table:table-cell table:style-name="ce14" table:formula="of:=[.E13]/2" office:value-type="float" office:value="148" calcext:value-type="float">
            <text:p>148</text:p>
          </table:table-cell>
          <table:table-cell table:style-name="ce14" table:formula="of:=[.F13]/2" office:value-type="float" office:value="16" calcext:value-type="float">
            <text:p>16</text:p>
          </table:table-cell>
          <table:table-cell table:style-name="ce10" table:formula="of:=2*[.J13]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number-columns-repeated="2"/>
          <table:table-cell table:style-name="ce9" table:formula="of:=((COMBIN([.E13]/2;[.J13])*COMBIN([.H13];[.K13]))^2)*COMBIN([.D13]-[.E13]-[.F13];[.C13]-2*[.J13]-2*[.K13])/COMBIN([.D13];[.C13])" office:value-type="float" office:value="0.00287096159935361" calcext:value-type="float">
            <text:p>0,002870961599354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2^[.B14]" office:value-type="float" office:value="512" calcext:value-type="float">
            <text:p>512</text:p>
          </table:table-cell>
          <table:table-cell table:style-name="ce14" table:formula="of:=[.D14]-[.B14]*[.C14]" office:value-type="float" office:value="296" calcext:value-type="float">
            <text:p>296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formula="of:=[.E14]/2" office:value-type="float" office:value="148" calcext:value-type="float">
            <text:p>148</text:p>
          </table:table-cell>
          <table:table-cell table:style-name="ce14" table:formula="of:=[.F14]/2" office:value-type="float" office:value="18" calcext:value-type="float">
            <text:p>18</text:p>
          </table:table-cell>
          <table:table-cell table:style-name="ce10" table:formula="of:=2*[.J14]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number-columns-repeated="2"/>
          <table:table-cell table:style-name="ce9" table:formula="of:=((COMBIN([.E14]/2;[.J14])*COMBIN([.H14];[.K14]))^2)*COMBIN([.D14]-[.E14]-[.F14];[.C14]-2*[.J14]-2*[.K14])/COMBIN([.D14];[.C14])" office:value-type="float" office:value="0.00317875852633073" calcext:value-type="float">
            <text:p>0,003178758526331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2^[.B15]" office:value-type="float" office:value="512" calcext:value-type="float">
            <text:p>512</text:p>
          </table:table-cell>
          <table:table-cell table:style-name="ce14" table:formula="of:=[.D15]-[.B15]*[.C15]" office:value-type="float" office:value="296" calcext:value-type="float">
            <text:p>296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formula="of:=[.E15]/2" office:value-type="float" office:value="148" calcext:value-type="float">
            <text:p>148</text:p>
          </table:table-cell>
          <table:table-cell table:style-name="ce14" table:formula="of:=[.F15]/2" office:value-type="float" office:value="20" calcext:value-type="float">
            <text:p>20</text:p>
          </table:table-cell>
          <table:table-cell table:style-name="ce10" table:formula="of:=2*[.J15]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number-columns-repeated="2"/>
          <table:table-cell table:style-name="ce9" table:formula="of:=((COMBIN([.E15]/2;[.J15])*COMBIN([.H15];[.K15]))^2)*COMBIN([.D15]-[.E15]-[.F15];[.C15]-2*[.J15]-2*[.K15])/COMBIN([.D15];[.C15])" office:value-type="float" office:value="0.00342273773718665" calcext:value-type="float">
            <text:p>0,003422737737187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2^[.B16]" office:value-type="float" office:value="512" calcext:value-type="float">
            <text:p>512</text:p>
          </table:table-cell>
          <table:table-cell table:style-name="ce14" table:formula="of:=[.D16]-[.B16]*[.C16]" office:value-type="float" office:value="296" calcext:value-type="float">
            <text:p>296</text:p>
          </table:table-cell>
          <table:table-cell table:style-name="ce14" office:value-type="float" office:value="44" calcext:value-type="float">
            <text:p>44</text:p>
          </table:table-cell>
          <table:table-cell table:style-name="ce14" table:formula="of:=[.E16]/2" office:value-type="float" office:value="148" calcext:value-type="float">
            <text:p>148</text:p>
          </table:table-cell>
          <table:table-cell table:style-name="ce14" table:formula="of:=[.F16]/2" office:value-type="float" office:value="22" calcext:value-type="float">
            <text:p>22</text:p>
          </table:table-cell>
          <table:table-cell table:style-name="ce10" table:formula="of:=2*[.J16]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number-columns-repeated="2"/>
          <table:table-cell table:style-name="ce9" table:formula="of:=((COMBIN([.E16]/2;[.J16])*COMBIN([.H16];[.K16]))^2)*COMBIN([.D16]-[.E16]-[.F16];[.C16]-2*[.J16]-2*[.K16])/COMBIN([.D16];[.C16])" office:value-type="float" office:value="0.00360059525180142" calcext:value-type="float">
            <text:p>0,00360059525180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4" table:formula="of:=[.E17]/2" office:value-type="float" office:value="0" calcext:value-type="float">
            <text:p>0</text:p>
          </table:table-cell>
          <table:table-cell table:style-name="ce14" table:formula="of:=[.F17]/2" office:value-type="float" office:value="0" calcext:value-type="float">
            <text:p>0</text:p>
          </table:table-cell>
          <table:table-cell table:style-name="ce10" table:formula="of:=2*[.J17]" office:value-type="float" office:value="24" calcext:value-type="float">
            <text:p>24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/>
          <table:table-cell table:style-name="ce9" table:formula="of:=((COMBIN([.E17]/2;[.J17])*COMBIN([.H17];[.K17]))^2)*COMBIN([.D17]-[.E17]-[.F17];[.C17]-2*[.J17]-2*[.K17])/COMBIN([.D17];[.C17])" office:value-type="string" office:string-value="" calcext:value-type="error">
            <text:p>Err:50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B18]" office:value-type="float" office:value="1024" calcext:value-type="float">
            <text:p>1024</text:p>
          </table:table-cell>
          <table:table-cell table:style-name="ce7" table:formula="of:=[.D18]-[.B18]*[.C18]" office:value-type="float" office:value="524" calcext:value-type="float">
            <text:p>524</text:p>
          </table:table-cell>
          <table:table-cell office:value-type="float" office:value="40" calcext:value-type="float">
            <text:p>40</text:p>
          </table:table-cell>
          <table:table-cell table:style-name="ce14" table:formula="of:=[.E18]/2" office:value-type="float" office:value="262" calcext:value-type="float">
            <text:p>262</text:p>
          </table:table-cell>
          <table:table-cell table:style-name="ce14" table:formula="of:=[.F18]/2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9" table:formula="of:=((COMBIN([.E18]/2;[.J18])*COMBIN([.H18];[.K18]))^2)*COMBIN([.D18]-[.E18]-[.F18];[.C18]-2*[.J18]-2*[.K18])/COMBIN([.D18];[.C18])" office:value-type="float" office:value="0.00269814768509537" calcext:value-type="float">
            <text:p>0,0026981476850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B19]" office:value-type="float" office:value="1024" calcext:value-type="float">
            <text:p>1024</text:p>
          </table:table-cell>
          <table:table-cell table:style-name="ce7" table:formula="of:=[.D19]-[.B19]*[.C19]" office:value-type="float" office:value="524" calcext:value-type="float">
            <text:p>524</text:p>
          </table:table-cell>
          <table:table-cell office:value-type="float" office:value="44" calcext:value-type="float">
            <text:p>44</text:p>
          </table:table-cell>
          <table:table-cell table:style-name="ce14" table:formula="of:=[.E19]/2" office:value-type="float" office:value="262" calcext:value-type="float">
            <text:p>262</text:p>
          </table:table-cell>
          <table:table-cell table:style-name="ce14" table:formula="of:=[.F19]/2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ce9" table:formula="of:=((COMBIN([.E19]/2;[.J19])*COMBIN([.H19];[.K19]))^2)*COMBIN([.D19]-[.E19]-[.F19];[.C19]-2*[.J19]-2*[.K19])/COMBIN([.D19];[.C19])" office:value-type="float" office:value="0.000452319890058929" calcext:value-type="float">
            <text:p>0,00045231989005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B20]" office:value-type="float" office:value="1024" calcext:value-type="float">
            <text:p>1024</text:p>
          </table:table-cell>
          <table:table-cell table:style-name="ce7" table:formula="of:=[.D20]-[.B20]*[.C20]" office:value-type="float" office:value="524" calcext:value-type="float">
            <text:p>524</text:p>
          </table:table-cell>
          <table:table-cell office:value-type="float" office:value="48" calcext:value-type="float">
            <text:p>48</text:p>
          </table:table-cell>
          <table:table-cell table:style-name="ce14" table:formula="of:=[.E20]/2" office:value-type="float" office:value="262" calcext:value-type="float">
            <text:p>262</text:p>
          </table:table-cell>
          <table:table-cell table:style-name="ce14" table:formula="of:=[.F20]/2" office:value-type="float" office:value="24" calcext:value-type="float">
            <text:p>2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style-name="ce9" table:formula="of:=((COMBIN([.E20]/2;[.J20])*COMBIN([.H20];[.K20]))^2)*COMBIN([.D20]-[.E20]-[.F20];[.C20]-2*[.J20]-2*[.K20])/COMBIN([.D20];[.C20])" office:value-type="float" office:value="0.0000163367611554892" calcext:value-type="float">
            <text:p>1,63367611554892E-0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B21]" office:value-type="float" office:value="1024" calcext:value-type="float">
            <text:p>1024</text:p>
          </table:table-cell>
          <table:table-cell table:style-name="ce7" table:formula="of:=[.D21]-[.B21]*[.C21]" office:value-type="float" office:value="524" calcext:value-type="float">
            <text:p>524</text:p>
          </table:table-cell>
          <table:table-cell office:value-type="float" office:value="52" calcext:value-type="float">
            <text:p>52</text:p>
          </table:table-cell>
          <table:table-cell table:style-name="ce14" table:formula="of:=[.E21]/2" office:value-type="float" office:value="262" calcext:value-type="float">
            <text:p>262</text:p>
          </table:table-cell>
          <table:table-cell table:style-name="ce14" table:formula="of:=[.F21]/2" office:value-type="float" office:value="26" calcext:value-type="float">
            <text:p>2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style-name="ce9" table:formula="of:=((COMBIN([.E21]/2;[.J21])*COMBIN([.H21];[.K21]))^2)*COMBIN([.D21]-[.E21]-[.F21];[.C21]-2*[.J21]-2*[.K21])/COMBIN([.D21];[.C21])" office:value-type="float" office:value="0.00000012389470832594" calcext:value-type="float">
            <text:p>1,23894708325942E-0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B22]" office:value-type="float" office:value="1024" calcext:value-type="float">
            <text:p>1024</text:p>
          </table:table-cell>
          <table:table-cell table:style-name="ce7" table:formula="of:=[.D22]-[.B22]*[.C22]" office:value-type="float" office:value="524" calcext:value-type="float">
            <text:p>524</text:p>
          </table:table-cell>
          <table:table-cell office:value-type="float" office:value="56" calcext:value-type="float">
            <text:p>56</text:p>
          </table:table-cell>
          <table:table-cell table:style-name="ce14" table:formula="of:=[.E22]/2" office:value-type="float" office:value="262" calcext:value-type="float">
            <text:p>262</text:p>
          </table:table-cell>
          <table:table-cell table:style-name="ce14" table:formula="of:=[.F22]/2" office:value-type="float" office:value="28" calcext:value-type="float">
            <text:p>2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style-name="ce9" table:formula="of:=((COMBIN([.E22]/2;[.J22])*COMBIN([.H22];[.K22]))^2)*COMBIN([.D22]-[.E22]-[.F22];[.C22]-2*[.J22]-2*[.K22])/COMBIN([.D22];[.C22])" office:value-type="float" office:value="0.00000000014217497775" calcext:value-type="float">
            <text:p>1,42174977751605E-1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B23]" office:value-type="float" office:value="1024" calcext:value-type="float">
            <text:p>1024</text:p>
          </table:table-cell>
          <table:table-cell table:style-name="ce7" table:formula="of:=[.D23]-[.B23]*[.C23]" office:value-type="float" office:value="524" calcext:value-type="float">
            <text:p>524</text:p>
          </table:table-cell>
          <table:table-cell office:value-type="float" office:value="60" calcext:value-type="float">
            <text:p>60</text:p>
          </table:table-cell>
          <table:table-cell table:style-name="ce14" table:formula="of:=[.E23]/2" office:value-type="float" office:value="262" calcext:value-type="float">
            <text:p>262</text:p>
          </table:table-cell>
          <table:table-cell table:style-name="ce14" table:formula="of:=[.F23]/2" office:value-type="float" office:value="30" calcext:value-type="float">
            <text:p>3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table:style-name="ce9" table:formula="of:=((COMBIN([.E23]/2;[.J23])*COMBIN([.H23];[.K23]))^2)*COMBIN([.D23]-[.E23]-[.F23];[.C23]-2*[.J23]-2*[.K23])/COMBIN([.D23];[.C23])" office:value-type="float" office:value="9.02773483008692E-015" calcext:value-type="float">
            <text:p>9,02773483008692E-1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B24]" office:value-type="float" office:value="1024" calcext:value-type="float">
            <text:p>1024</text:p>
          </table:table-cell>
          <table:table-cell table:style-name="ce7" table:formula="of:=[.D24]-[.B24]*[.C24]" office:value-type="float" office:value="524" calcext:value-type="float">
            <text:p>524</text:p>
          </table:table-cell>
          <table:table-cell office:value-type="float" office:value="64" calcext:value-type="float">
            <text:p>64</text:p>
          </table:table-cell>
          <table:table-cell table:style-name="ce14" table:formula="of:=[.E24]/2" office:value-type="float" office:value="262" calcext:value-type="float">
            <text:p>262</text:p>
          </table:table-cell>
          <table:table-cell table:style-name="ce14" table:formula="of:=[.F24]/2" office:value-type="float" office:value="32" calcext:value-type="float">
            <text:p>3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/>
          <table:table-cell table:style-name="ce9" table:formula="of:=((COMBIN([.E24]/2;[.J24])*COMBIN([.H24];[.K24]))^2)*COMBIN([.D24]-[.E24]-[.F24];[.C24]-2*[.J24]-2*[.K24])/COMBIN([.D24];[.C24])" office:value-type="string" office:string-value="" calcext:value-type="error">
            <text:p>Err:50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B25]" office:value-type="float" office:value="1024" calcext:value-type="float">
            <text:p>1024</text:p>
          </table:table-cell>
          <table:table-cell table:style-name="ce7" table:formula="of:=[.D25]-[.B25]*[.C25]" office:value-type="float" office:value="524" calcext:value-type="float">
            <text:p>524</text:p>
          </table:table-cell>
          <table:table-cell office:value-type="float" office:value="68" calcext:value-type="float">
            <text:p>68</text:p>
          </table:table-cell>
          <table:table-cell table:style-name="ce14" table:formula="of:=[.E25]/2" office:value-type="float" office:value="262" calcext:value-type="float">
            <text:p>262</text:p>
          </table:table-cell>
          <table:table-cell table:style-name="ce14" table:formula="of:=[.F25]/2" office:value-type="float" office:value="34" calcext:value-type="float">
            <text:p>3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9" table:formula="of:=((COMBIN([.E25]/2;[.J25])*COMBIN([.H25];[.K25]))^2)*COMBIN([.D25]-[.E25]-[.F25];[.C25]-2*[.J25]-2*[.K25])/COMBIN([.D25];[.C25])" office:value-type="string" office:string-value="" calcext:value-type="error">
            <text:p>Err:50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" table:formula="of:=2^[.B26]" office:value-type="float" office:value="1024" calcext:value-type="float">
            <text:p>1024</text:p>
          </table:table-cell>
          <table:table-cell table:style-name="ce7" table:formula="of:=[.D26]-[.B26]*[.C26]" office:value-type="float" office:value="524" calcext:value-type="float">
            <text:p>524</text:p>
          </table:table-cell>
          <table:table-cell office:value-type="float" office:value="48" calcext:value-type="float">
            <text:p>48</text:p>
          </table:table-cell>
          <table:table-cell table:style-name="ce14" table:formula="of:=[.E26]/2" office:value-type="float" office:value="262" calcext:value-type="float">
            <text:p>262</text:p>
          </table:table-cell>
          <table:table-cell table:style-name="ce14" table:formula="of:=[.F26]/2" office:value-type="float" office:value="24" calcext:value-type="float">
            <text:p>2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9" table:formula="of:=((COMBIN([.E26]/2;[.J26])*COMBIN([.H26];[.K26]))^2)*COMBIN([.D26]-[.E26]-[.F26];[.C26]-2*[.J26]-2*[.K26])/COMBIN([.D26];[.C26])" office:value-type="string" office:string-value="" calcext:value-type="error">
            <text:p>Err:502</text:p>
          </table:table-cell>
          <table:table-cell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7:07:27.884318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21:49:10.097389127</meta:creation-date>
    <dc:date>2022-01-10T18:55:28.214400067</dc:date>
    <meta:editing-duration>PT4H32M58S</meta:editing-duration>
    <meta:editing-cycles>68</meta:editing-cycles>
    <meta:generator>LibreOffice/7.1.8.1$Linux_X86_64 LibreOffice_project/10$Build-1</meta:generator>
    <meta:document-statistic meta:table-count="2" meta:cell-count="4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68cm" svg:height="16.151cm" xlink:href=".." xlink:type="simple" chart:class="chart:scatter" chart:style-name="ch1">
        <chart:legend chart:legend-position="end" svg:x="22.191cm" svg:y="7.284cm" style:legend-expansion="high" chart:style-name="ch2"/>
        <chart:plot-area chart:style-name="ch3" table:cell-range-address="BCD.N18:BCD.N26 Stern.F1:Stern.F10 Stern.C10:Stern.C10 Stern.G2:Stern.G10 BCD.D18:BCD.D18 Stern.C21:Stern.C21 Stern.G15:Stern.G21" chart:data-source-has-labels="both" svg:x="0.976cm" svg:y="0.43cm" svg:width="17.58cm" svg:height="14.834cm">
          <chart:coordinate-region svg:x="2.065cm" svg:y="0.628cm" svg:width="16.306cm" svg:height="13.993cm"/>
          <chart:axis chart:dimension="x" chart:name="primary-x" chart:style-name="ch4" chartooo:axis-type="auto">
            <chart:categories table:cell-range-address="BCD.N18:BCD.N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rn.G2:Stern.G10" chart:label-cell-address="Stern.C10:Stern.C10" chart:class="chart:scatter">
            <chart:domain table:cell-range-address="Stern.F2:Stern.F10"/>
            <chart:data-point chart:repeated="9"/>
          </chart:series>
          <chart:series chart:style-name="ch8" chart:values-cell-range-address="BCD.N18:BCD.N26" chart:label-cell-address="BCD.D18:BCD.D18" chart:class="chart:scatter">
            <chart:domain table:cell-range-address="BCD.I18:BCD.I26"/>
            <chart:data-point chart:repeated="9"/>
          </chart:series>
          <chart:series chart:style-name="ch9" chart:values-cell-range-address="Stern.G15:Stern.G21" chart:label-cell-address="Stern.C21:Stern.C21" chart:class="chart:scatter">
            <chart:domain table:cell-range-address="Stern.F15:Stern.F21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024</text:p>
                <draw:g>
                  <svg:desc>Stern.C10:Stern.C1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1024</text:p>
                <draw:g>
                  <svg:desc>BCD.D18:BCD.D1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512</text:p>
                <draw:g>
                  <svg:desc>Stern.C21:Stern.C21</svg:desc>
                </draw:g>
              </table:table-cell>
            </table:table-row>
          </table:table-header-rows>
          <table:table-rows>
            <table:table-row>
              <table:table-cell office:value-type="float" office:value="0.00269814768509537">
                <text:p>0.00269814768509537</text:p>
                <draw:g>
                  <svg:desc>BCD.N18:BCD.N26</svg:desc>
                </draw:g>
              </table:table-cell>
              <table:table-cell office:value-type="float" office:value="8">
                <text:p>8</text:p>
                <draw:g>
                  <svg:desc>Stern.F2:Stern.F10</svg:desc>
                </draw:g>
              </table:table-cell>
              <table:table-cell office:value-type="float" office:value="0.000113886124606733">
                <text:p>0.000113886124606733</text:p>
                <draw:g>
                  <svg:desc>Stern.G2:Stern.G10</svg:desc>
                </draw:g>
              </table:table-cell>
              <table:table-cell office:value-type="float" office:value="24">
                <text:p>24</text:p>
                <draw:g>
                  <svg:desc>BCD.I18:BCD.I26</svg:desc>
                </draw:g>
              </table:table-cell>
              <table:table-cell office:value-type="float" office:value="0.00269814768509537">
                <text:p>0.00269814768509537</text:p>
                <draw:g>
                  <svg:desc>BCD.N18:BCD.N26</svg:desc>
                </draw:g>
              </table:table-cell>
              <table:table-cell office:value-type="float" office:value="4">
                <text:p>4</text:p>
                <draw:g>
                  <svg:desc>Stern.F15:Stern.F21</svg:desc>
                </draw:g>
              </table:table-cell>
              <table:table-cell office:value-type="float" office:value="NaN">
                <text:p>NaN</text:p>
                <draw:g>
                  <svg:desc>Stern.G15:Stern.G21</svg:desc>
                </draw:g>
              </table:table-cell>
            </table:table-row>
            <table:table-row>
              <table:table-cell office:value-type="float" office:value="0.000452319890058929">
                <text:p>0.000452319890058929</text:p>
              </table:table-cell>
              <table:table-cell office:value-type="float" office:value="9">
                <text:p>9</text:p>
              </table:table-cell>
              <table:table-cell office:value-type="float" office:value="0.000335200041142542">
                <text:p>0.000335200041142542</text:p>
              </table:table-cell>
              <table:table-cell office:value-type="float" office:value="10">
                <text:p>10</text:p>
              </table:table-cell>
              <table:table-cell office:value-type="float" office:value="0.000452319890058929">
                <text:p>0.000452319890058929</text:p>
              </table:table-cell>
              <table:table-cell office:value-type="float" office:value="5">
                <text:p>5</text:p>
              </table:table-cell>
              <table:table-cell office:value-type="float" office:value="0.00976482320513557">
                <text:p>0.00976482320513557</text:p>
              </table:table-cell>
            </table:table-row>
            <table:table-row>
              <table:table-cell office:value-type="float" office:value="0.0000163367611554892">
                <text:p>0.0000163367611554892</text:p>
              </table:table-cell>
              <table:table-cell office:value-type="float" office:value="10">
                <text:p>10</text:p>
              </table:table-cell>
              <table:table-cell office:value-type="float" office:value="0.000729393257674996">
                <text:p>0.000729393257674996</text:p>
              </table:table-cell>
              <table:table-cell office:value-type="float" office:value="11">
                <text:p>11</text:p>
              </table:table-cell>
              <table:table-cell office:value-type="float" office:value="0.0000163367611554892">
                <text:p>0.0000163367611554892</text:p>
              </table:table-cell>
              <table:table-cell office:value-type="float" office:value="6">
                <text:p>6</text:p>
              </table:table-cell>
              <table:table-cell office:value-type="float" office:value="0.0248632513240801">
                <text:p>0.0248632513240801</text:p>
              </table:table-cell>
            </table:table-row>
            <table:table-row>
              <table:table-cell office:value-type="float" office:value="0.00000012389470832594">
                <text:p>0.00000012389470832594</text:p>
              </table:table-cell>
              <table:table-cell office:value-type="float" office:value="11">
                <text:p>11</text:p>
              </table:table-cell>
              <table:table-cell office:value-type="float" office:value="0.00118830363947039">
                <text:p>0.00118830363947039</text:p>
              </table:table-cell>
              <table:table-cell office:value-type="float" office:value="12">
                <text:p>12</text:p>
              </table:table-cell>
              <table:table-cell office:value-type="float" office:value="0.00000012389470832594">
                <text:p>0.00000012389470832594</text:p>
              </table:table-cell>
              <table:table-cell office:value-type="float" office:value="7">
                <text:p>7</text:p>
              </table:table-cell>
              <table:table-cell office:value-type="float" office:value="0.0326126623852669">
                <text:p>0.0326126623852669</text:p>
              </table:table-cell>
            </table:table-row>
            <table:table-row>
              <table:table-cell office:value-type="float" office:value="0.00000000014217497775">
                <text:p>0.00000000014217497775</text:p>
              </table:table-cell>
              <table:table-cell office:value-type="float" office:value="12">
                <text:p>12</text:p>
              </table:table-cell>
              <table:table-cell office:value-type="float" office:value="0.00146109252949441">
                <text:p>0.00146109252949441</text:p>
              </table:table-cell>
              <table:table-cell office:value-type="float" office:value="13">
                <text:p>13</text:p>
              </table:table-cell>
              <table:table-cell office:value-type="float" office:value="0.00000000014217497775">
                <text:p>0.00000000014217497775</text:p>
              </table:table-cell>
              <table:table-cell office:value-type="float" office:value="8">
                <text:p>8</text:p>
              </table:table-cell>
              <table:table-cell office:value-type="float" office:value="0.0215906607711247">
                <text:p>0.0215906607711247</text:p>
              </table:table-cell>
            </table:table-row>
            <table:table-row>
              <table:table-cell office:value-type="float" office:value="9.02773483008692E-015">
                <text:p>9.02773483008692E-015</text:p>
              </table:table-cell>
              <table:table-cell office:value-type="float" office:value="13">
                <text:p>13</text:p>
              </table:table-cell>
              <table:table-cell office:value-type="float" office:value="0.0013612456675264">
                <text:p>0.0013612456675264</text:p>
              </table:table-cell>
              <table:table-cell office:value-type="float" office:value="14">
                <text:p>14</text:p>
              </table:table-cell>
              <table:table-cell office:value-type="float" office:value="9.02773483008692E-015">
                <text:p>9.02773483008692E-015</text:p>
              </table:table-cell>
              <table:table-cell office:value-type="float" office:value="9">
                <text:p>9</text:p>
              </table:table-cell>
              <table:table-cell office:value-type="float" office:value="0.00679502928783717">
                <text:p>0.00679502928783717</text:p>
              </table:table-cell>
            </table:table-row>
            <table:table-row>
              <table:table-cell office:value-type="string">
                <text:p>Err:502</text:p>
              </table:table-cell>
              <table:table-cell office:value-type="float" office:value="14">
                <text:p>14</text:p>
              </table:table-cell>
              <table:table-cell office:value-type="float" office:value="0.000961133473218505">
                <text:p>0.00096113347321850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00897380457076569">
                <text:p>0.000897380457076569</text:p>
              </table:table-cell>
            </table:table-row>
            <table:table-row>
              <table:table-cell office:value-type="string">
                <text:p>Err:502</text:p>
              </table:table-cell>
              <table:table-cell office:value-type="float" office:value="15">
                <text:p>15</text:p>
              </table:table-cell>
              <table:table-cell office:value-type="float" office:value="0.000512435997038918">
                <text:p>0.00051243599703891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r:502</text:p>
              </table:table-cell>
              <table:table-cell office:value-type="float" office:value="16">
                <text:p>16</text:p>
              </table:table-cell>
              <table:table-cell office:value-type="float" office:value="0.000204701965338204">
                <text:p>0.00020470196533820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